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51a8d"/>
    </style:style>
    <style:style style:name="P3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9" style:family="paragraph" style:parent-style-name="Text_20_body">
      <style:paragraph-properties fo:line-height="100%"/>
      <style:text-properties fo:color="#000000"/>
    </style:style>
    <style:style style:name="P10" style:family="paragraph" style:parent-style-name="Text_20_body">
      <style:paragraph-properties fo:line-height="100%"/>
      <style:text-properties fo:color="#000000" officeooo:paragraph-rsid="00478ed1"/>
    </style:style>
    <style:style style:name="P11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/>
      <style:text-properties officeooo:paragraph-rsid="00449a31"/>
    </style:style>
    <style:style style:name="P14" style:family="paragraph" style:parent-style-name="Text_20_body">
      <style:text-properties officeooo:paragraph-rsid="004aebeb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5c75"/>
    </style:style>
    <style:style style:name="T4" style:family="text">
      <style:text-properties officeooo:rsid="001c5eb4"/>
    </style:style>
    <style:style style:name="T5" style:family="text">
      <style:text-properties officeooo:rsid="001efdf7"/>
    </style:style>
    <style:style style:name="T6" style:family="text">
      <style:text-properties officeooo:rsid="002ff934"/>
    </style:style>
    <style:style style:name="T7" style:family="text">
      <style:text-properties style:font-name="DejaVu Sans Mono"/>
    </style:style>
    <style:style style:name="T8" style:family="text">
      <style:text-properties fo:color="#cc7832"/>
    </style:style>
    <style:style style:name="T9" style:family="text">
      <style:text-properties fo:color="#cc7832" style:font-name="DejaVu Sans Mono"/>
    </style:style>
    <style:style style:name="T10" style:family="text">
      <style:text-properties fo:color="#cc7832" style:font-name="DejaVu Sans Mono" fo:font-weight="bold"/>
    </style:style>
    <style:style style:name="T11" style:family="text">
      <style:text-properties fo:color="#cc7832" fo:font-weight="bold"/>
    </style:style>
    <style:style style:name="T12" style:family="text">
      <style:text-properties officeooo:rsid="004347af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/>
    </style:style>
    <style:style style:name="T15" style:family="text">
      <style:text-properties fo:color="#6897bb" style:font-name="DejaVu Sans Mono"/>
    </style:style>
    <style:style style:name="T16" style:family="text">
      <style:text-properties fo:color="#6a8759" style:font-name="DejaVu Sans Mono"/>
    </style:style>
    <style:style style:name="T17" style:family="text">
      <style:text-properties officeooo:rsid="00478e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УНИВЕРСИТЕТ ИТМО</text:p>
      <text:p text:style-name="P5">КАФЕДРА ВЫЧИСЛИТЕЛЬНОЙ ТЕХНИКИ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Отчёт по лабораторной работе №<text:span text:style-name="T6">4</text:span></text:p>
      <text:p text:style-name="P7"/>
      <text:p text:style-name="P7"/>
      <text:p text:style-name="P7"/>
      <text:p text:style-name="P7"/>
      <text:p text:style-name="P7"/>
      <text:p text:style-name="P4">Выполнил Ощепков А<text:span text:style-name="T2">ртём</text:span>,</text:p>
      <text:p text:style-name="P4">группа <text:span text:style-name="T3">P</text:span>3<text:span text:style-name="T3">2</text:span>02</text:p>
      <text:p text:style-name="P3">Преподаватель <text:span text:style-name="T4">Жирков И.О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Текст задания</text:h>
      <text:h text:style-name="Heading_20_3" text:outline-level="3">1.</text:h>
      <text:p text:style-name="Standard">The program accepts an arbitrary number of integers through stdin. What you have to do is </text:p>
      <text:p text:style-name="Standard"><text:tab/>1.<text:tab/> Save them all in a linked list in reverse order. </text:p>
      <text:p text:style-name="Standard"><text:tab/>2.<text:tab/> Write a function to compute the sum of elements in a linked list. </text:p>
      <text:p text:style-name="Standard"><text:tab/>3.<text:tab/> Use this function to compute the sum of elements in the saved list. </text:p>
      <text:p text:style-name="Standard"><text:tab/>4.<text:tab/> Free the memory allocated for the linked list. </text:p>
      <text:p text:style-name="Standard">You can be sure that </text:p>
      <text:p text:style-name="Standard">•<text:tab/> The input does not contain anything but integers separated by whitespaces. </text:p>
      <text:p text:style-name="Standard">•<text:tab/> All input numbers can be contained into int variables. </text:p>
      <text:p text:style-name="Standard"/>
      <text:p text:style-name="Standard">Following is the recommended list of functions to implement: </text:p>
      <text:p text:style-name="Standard">•<text:tab/> list_create – accepts a number, returns a pointer to the new linked list node. </text:p>
      <text:p text:style-name="Standard">•<text:tab/> list_add_front – accepts a number and a pointer to a pointer to the linked list. </text:p>
      <text:p text:style-name="Standard">•<text:tab/> list_add_back, adds an element to the end of the list.</text:p>
      <text:p text:style-name="Standard">•<text:tab/> list_get gets an element by index, or returns 0 if the index is outside the list bounds. </text:p>
      <text:p text:style-name="Standard">•<text:tab/> list_free frees the memory allocated to all elements of list. </text:p>
      <text:p text:style-name="Standard">•<text:tab/> list_length accepts a list and computes its length. </text:p>
      <text:p text:style-name="Standard">•<text:tab/> list_node_at accepts a list and an index, returns a pointer to struct list, </text:p>
      <text:p text:style-name="Standard">corresponding to the node at this index. If the index is too big, returns NULL. </text:p>
      <text:p text:style-name="Standard">•<text:tab/> list_sum accepts a list, returns the sum of elements.</text:p>
      <text:h text:style-name="Heading_20_3" text:outline-level="3">2.</text:h>
      <text:p text:style-name="Standard">Implement several higher-order functions on linked lists: </text:p>
      <text:p text:style-name="Standard"><text:s/>foreach, map, map_mut, and foldl. </text:p>
      <text:p text:style-name="Standard">• foreach accepts a pointer to the list start and a function (which returns void and </text:p>
      <text:p text:style-name="Standard">accepts an int). It launches the function on each element of the list. </text:p>
      <text:p text:style-name="Standard">• map accepts a function f and a list. It returns a new list containing the results of the </text:p>
      <text:p text:style-name="Standard">f applied to all elements of the source list. The source list is not affected. </text:p>
      <text:p text:style-name="Standard">For example, f (x) = x + 1 will map the list (1, 2, 3) into (2, 3, 4). </text:p>
      <text:p text:style-name="Standard">• map_mut does the same but changes the source list. </text:p>
      <text:p text:style-name="Standard">• foldl is a bit more complicated. It accepts: </text:p>
      <text:p text:style-name="Standard">– – The accumulator starting value. </text:p>
      <text:p text:style-name="Standard">– – A function f (x, a). </text:p>
      <text:p text:style-name="Standard">– – A list of elements. </text:p>
      <text:p text:style-name="Standard">It returns a value of the same type as the accumulator, computed in the following way: </text:p>
      <text:p text:style-name="Standard">We launch f on accumulator and the first element of the list. The result is the new </text:p>
      <text:p text:style-name="Standard">accumulator value a′. </text:p>
      <text:p text:style-name="Standard">We launch f on a′ and the second element in list. The result is again the new </text:p>
      <text:p text:style-name="Standard">accumulator value a′′. </text:p>
      <text:p text:style-name="Standard">We repeat the process until the list is consumed. In the end the final accumulator </text:p>
      <text:p text:style-name="Standard">value is the final result. </text:p>
      <text:p text:style-name="Standard">For example, let’s take f (x, a) = x * a. By launching foldl with the accumulator value 1 and this function </text:p>
      <text:p text:style-name="Standard">we will compute the product of all elements in the list. </text:p>
      <text:p text:style-name="Standard">• iterate accepts the initial value s, list length n, and function f. It then generates a list </text:p>
      <text:p text:style-name="Standard">of length n as follows: [s, f(s), f(f(s))]</text:p>
      <text:h text:style-name="Heading_20_3" text:outline-level="3"><text:soft-page-break/>3.</text:h>
      <text:p text:style-name="Standard">3.Implement foreach; using it, output the initial list to stdout twice: the first time, </text:p>
      <text:p text:style-name="Standard">separate elements with spaces, the second time output each element on the new line. </text:p>
      <text:p text:style-name="Standard">4.Implement map; using it, output the squares and the cubes of the numbers from list. </text:p>
      <text:p text:style-name="Standard">5. Implement foldl; using it, output the sum and the minimal and maximal element </text:p>
      <text:p text:style-name="Standard">in the list. </text:p>
      <text:p text:style-name="Standard">6. Implement map_mut; using it, output the modules of the input numbers. </text:p>
      <text:p text:style-name="Standard">7. Implement iterate; using it, create and output the list of the ten powers of two.</text:p>
      <text:p text:style-name="Standard">8. Implement a function bool save(struct list* lst, const char* filename);, </text:p>
      <text:p text:style-name="Standard">which will write all elements of the list into a text file filename. It should return </text:p>
      <text:p text:style-name="Standard">true in case the write is successful, false otherwise. </text:p>
      <text:p text:style-name="Standard">9.Implement a function bool load(struct list** lst, const char* filename);, </text:p>
      <text:p text:style-name="Standard">which will read all integers from a text file filename and write the saved list into </text:p>
      <text:p text:style-name="Standard">*lst. It should return true in case the write is successful, false otherwise. </text:p>
      <text:p text:style-name="Standard">10. Save the list into a text file and load it back using the two functions above. Verify </text:p>
      <text:p text:style-name="Standard">that the save and load are correct. </text:p>
      <text:p text:style-name="Standard">11. Implement a function bool serialize(struct list* lst, const char* </text:p>
      <text:p text:style-name="Standard">filename);, which will write all elements of the list into a binary file filename. It </text:p>
      <text:p text:style-name="Standard">should return true in case the write is successful, false otherwise. </text:p>
      <text:p text:style-name="Standard">12.Implement a function bool deserialize(struct list** lst, const char* </text:p>
      <text:p text:style-name="Standard">filename);, which will read all integers from a binary file filename and write </text:p>
      <text:p text:style-name="Standard">the saved list into *lst. It should return true in case the write is successful, false </text:p>
      <text:p text:style-name="Standard">otherwise. </text:p>
      <text:h text:style-name="Heading_20_1" text:outline-level="1">Текст <text:span text:style-name="T17">разработанной пр</text:span>ограммы</text:h>
      <text:p text:style-name="P9">list_node* list_create (cont list_content value){</text:p>
      <text:p text:style-name="P9"><text:s text:c="4"/>list_node* node = malloc(sizeof(*node));</text:p>
      <text:p text:style-name="P9"><text:s text:c="4"/>if(node) {</text:p>
      <text:p text:style-name="P9"><text:s text:c="8"/>node-&gt;value = value;</text:p>
      <text:p text:style-name="P9"><text:s text:c="8"/>node-&gt;next <text:s/>= NULL;</text:p>
      <text:p text:style-name="P9"><text:s text:c="4"/>}</text:p>
      <text:p text:style-name="P9"><text:s text:c="4"/>return node;</text:p>
      <text:p text:style-name="P9">}</text:p>
      <text:p text:style-name="P9">void list_free( list_node** <text:s text:c="2"/>list){</text:p>
      <text:p text:style-name="P9"><text:s text:c="4"/>list_node* to_free = (list_node*)*list;</text:p>
      <text:p text:style-name="P9"><text:s text:c="4"/>list_node* next;</text:p>
      <text:p text:style-name="P9"><text:s text:c="4"/>while(to_free){</text:p>
      <text:p text:style-name="P9"><text:s text:c="8"/>next = to_free-&gt;next;</text:p>
      <text:p text:style-name="P9"><text:s text:c="8"/>free(to_free);</text:p>
      <text:p text:style-name="P9"><text:s text:c="8"/>to_free = next;</text:p>
      <text:p text:style-name="P9"><text:s text:c="4"/>}</text:p>
      <text:p text:style-name="P9"><text:soft-page-break/><text:s text:c="4"/>(*list) = NULL;</text:p>
      <text:p text:style-name="P9">}</text:p>
      <text:p text:style-name="P9">// Index is changing. Is it normal?</text:p>
      <text:p text:style-name="P9">list_node* list_node_at(size_t index, const list_node* const list){</text:p>
      <text:p text:style-name="P9"><text:s text:c="4"/>list_node* current_node = (list_node*)list;</text:p>
      <text:p text:style-name="P9"><text:s text:c="4"/>while(index--) {</text:p>
      <text:p text:style-name="P9"><text:s text:c="8"/>if(!current_node)</text:p>
      <text:p text:style-name="P9"><text:s text:c="12"/>return NULL;</text:p>
      <text:p text:style-name="P9"><text:s text:c="8"/>current_node = current_node-&gt;next;</text:p>
      <text:p text:style-name="P9"><text:s text:c="4"/>}</text:p>
      <text:p text:style-name="P9"><text:s text:c="4"/>return current_node;</text:p>
      <text:p text:style-name="P10">}</text:p>
      <text:p text:style-name="P12">list_content list_foldl (const list_node* const list,</text:p>
      <text:p text:style-name="P12"><text:s text:c="20"/>const list_content accumulator,</text:p>
      <text:p text:style-name="P12"><text:s text:c="20"/>list_content(*function)(list_content,list_content)){</text:p>
      <text:p text:style-name="P11"><text:s text:c="3"/>// Лучше ли использовать отдельную переменную аккумулятора или использовать то, что уже есть на стеке?</text:p>
      <text:p text:style-name="P11"><text:s text:c="3"/>// Функция принимает параметр, и поэтому не может изменить передаваемое значение. Так что явно приводим</text:p>
      <text:p text:style-name="P11"><text:s text:c="3"/>// Just for fun</text:p>
      <text:p text:style-name="P12"><text:s text:c="4"/>return list ?</text:p>
      <text:p text:style-name="P13"><text:s text:c="20"/>list-&gt;next ?</text:p>
      <text:p text:style-name="P13"><text:tab/><text:tab/>list_foldl(list-&gt;next, function((list_content)accumulator, <text:s/>list-&gt;value),function )</text:p>
      <text:p text:style-name="P12"><text:s text:c="31"/>: <text:s text:c="23"/>function((list_content)accumulator, list-&gt;value)</text:p>
      <text:p text:style-name="P12"><text:s text:c="11"/>: 0;</text:p>
      <text:p text:style-name="P12">}</text:p>
      <text:p text:style-name="P9">bool list_save_abstract( <text:s/>list_node* lst, const char* const filename, const char* const file_mode,</text:p>
      <text:p text:style-name="P9"><text:s text:c="24"/><text:tab/><text:tab/><text:tab/><text:tab/><text:tab/><text:tab/>void(print_function)(list_content)){</text:p>
      <text:p text:style-name="P9"><text:s text:c="4"/>err = false;</text:p>
      <text:p text:style-name="P9"><text:s text:c="4"/>file = fopen(filename,file_mode);</text:p>
      <text:p text:style-name="P9"><text:s text:c="4"/>if(!file)</text:p>
      <text:p text:style-name="P9"><text:s text:c="8"/>return false;</text:p>
      <text:p text:style-name="P9"><text:s text:c="4"/>list_for_each(lst,print_function);</text:p>
      <text:p text:style-name="P9"><text:s text:c="4"/>fclose(file);</text:p>
      <text:p text:style-name="P9"><text:s text:c="4"/>return !err;</text:p>
      <text:p text:style-name="P9">}</text:p>
      <text:p text:style-name="P9"><text:soft-page-break/>bool list_save(list_node* lst, const char* const filename){</text:p>
      <text:p text:style-name="P9"><text:s text:c="4"/>return list_save_abstract(lst,filename,"w",print_to_file);</text:p>
      <text:p text:style-name="P9">}</text:p>
      <text:h text:style-name="Heading_20_1" text:outline-level="1">Выво<text:span text:style-name="T5">ды:</text:span></text:h>
      <text:p text:style-name="Text_20_body">Разрабатывая данную программу, я наткнулся на странный баг:</text:p>
      <text:p text:style-name="Text_20_body"><text:tab/>Предположим, имеется строка 10, в которой вызывается функция, падающая с seg fault'ом.</text:p>
      <text:p text:style-name="Text_20_body">Перед ней, на строке 9, написано printf(«Hello»);</text:p>
      <text:p text:style-name="Text_20_body">Ещё ранее, строкой 8, в stdout выводится содержимое некоторой структуры данных.</text:p>
      <text:p text:style-name="Text_20_body">Что происходит при запуске данной программы?</text:p>
      <text:p text:style-name="Text_20_body"><text:tab/>В консоль ничего не выводится, за исключением сообщения о segfault'e.</text:p>
      <text:p text:style-name="Text_20_body"><text:tab/>Заменим printf(«Hello») на printf(«Hello\n»). Теперь после запуска мы видим <text:s/>в консоле</text:p>
      <text:p text:style-name="Text_20_body"><text:s/>&lt;содержимое_структуры&gt; Hello</text:p>
      <text:p text:style-name="Text_20_body">Ошибка сегментирования </text:p>
      <text:p text:style-name="Text_20_body">Напрашивающиеся выводы:</text:p>
      <text:p text:style-name="Text_20_body"><text:tab/>printf осуществляет печать (замечу сразу, что сообщение появлялось и если вместо printf использовалось puts) в stdout. Причём, судя по результатам тестирования, вывод осуществляется сразу, если передан символ \n и позже, если его нет. В голову приходят два варианта объяснения (seg-fault-то на лишь следующей строке! (проверен ассемблерный код, компилятор не делает оптимизирующих перестановок)):</text:p>
      <text:p text:style-name="Text_20_body">1) printf создаёт отдельный поток/процесс, но этот вариант отбрасывается по понятным причинам.</text:p>
      <text:p text:style-name="Text_20_body">2) Где-то внутри записи в поток в ядрах linux'а имеется буфер, который наполняется и выкидывается ОС в сам поток либо при записи <text:s/>какого-либо специального символа, например, \n, либо по какому-либо прерыванию по решению ОС (не будет же printf ждать дополнения в виде конца строки, если оно встретится через часы выполнения кода). В принципе, вывод сходится с картиной мира <text:s/>и наличием функции а-ля flush в стандартной библиотеки.</text:p>
      <text:p text:style-name="P14">Найденный баг не является багом, как таковым, а лишь тонкостью. </text:p>
      <text:p text:style-name="P14">Зато появился замечательный вопрос на защиту лаб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Санкт-Петербург</text:span> 201<text:span text:style-name="MT2">7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22:12:56.795537048</dc:date>
    <meta:generator>LibreOffice/4.2.8.2$Linux_X86_64 LibreOffice_project/420m0$Build-2</meta:generator>
    <meta:editing-duration>PT2H8M50S</meta:editing-duration>
    <meta:editing-cycles>44</meta:editing-cycles>
    <meta:document-statistic meta:table-count="0" meta:image-count="0" meta:object-count="0" meta:page-count="5" meta:paragraph-count="145" meta:word-count="1160" meta:character-count="7746" meta:non-whitespace-character-count="6305"/>
  </office:meta>
</office:document-meta>
</file>